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80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Capstone Project   (3-6 hour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capstone is the course's final exam in practical form. Students deploy a real MariaDB + Adminer</text:span></text:p>
              <text:p><text:span text:style-name="s6">stack with full Quadlet management, secrets, backup/restore, and digest-pinned upgrades. The success</text:span></text:p>
              <text:p><text:span text:style-name="s6">criteria are measurable and match real production requiremen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apstone: What You Will Build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MariaDB (private, no published port) + Adminer (UI on port 8082)</text:span></text:p>
            <text:p><text:span text:style-name="s4">Private network (capnet) — DB cannot reach internet (--internal)</text:span></text:p>
            <text:p><text:span text:style-name="s4">Named volumes for data and backups</text:span></text:p>
            <text:p><text:span text:style-name="s4">Podman secrets for the DB root password</text:span></text:p>
            <text:p><text:span text:style-name="s4">Quadlet units: reboot-safe, starts on boot via linge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is not a toy: MariaDB with Quadlet plus secrets plus volumes is a realistic pattern for running</text:span></text:p>
              <text:p><text:span text:style-name="s6">a production database on a single host. The Adminer web UI gives a visual way to verify DB state.</text:span></text:p>
              <text:p><text:span text:style-name="s6">Architecture: capnet (--internal) -&gt; only cap-mariadb and cap-adminer attached -&gt; DB cannot reach</text:span></text:p>
              <text:p><text:span text:style-name="s6">internet, admin UI reaches DB via DNS name 'db' -&gt; only Adminer publishes a port (8082) to the host</text:span></text:p>
              <text:p><text:span text:style-name="s6">-&gt; passwords live in Podman secrets referenced by name in .container uni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apstone: Backup, Restore, Upgrad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Backup: mysqldump via throwaway container -&gt; cap-backups volume</text:span></text:p>
            <text:p><text:span text:style-name="s4">Restore: feed .sql into mysql -h db via throwaway container, verify data</text:span></text:p>
            <text:p><text:span text:style-name="s4">Upgrade: record digest -&gt; pull new -&gt; update Image= -&gt; restart</text:span></text:p>
            <text:p><text:span text:style-name="s4">Rollback: restore previous digest -&gt; daemon-reload -&gt; restart -&gt; verify</text:span></text:p>
            <text:p><text:span text:style-name="s4">Password rotation: create v2 -&gt; ALTER USER -&gt; update unit -&gt; verify -&gt; rm v1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backup and restore procedure is designed to be testable: create a table, take a backup, drop the</text:span></text:p>
              <text:p><text:span text:style-name="s6">table, restore from backup, verify the table is back. Never call a backup procedure verified until</text:span></text:p>
              <text:p><text:span text:style-name="s6">you have successfully restored from it and confirmed data integrity. Password rotation requires two</text:span></text:p>
              <text:p><text:span text:style-name="s6">steps: create the new secret AND update the DB password with ALTER USER. The order matters: change</text:span></text:p>
              <text:p><text:span text:style-name="s6">the DB password first, then update the secret reference in the Quadlet unit, then restart. Rollback</text:span></text:p>
              <text:p><text:span text:style-name="s6">for password rotation is complex — keep the old password and the old secret until verification is</text:span></text:p>
              <text:p><text:span text:style-name="s6">complet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Capstone Lab Step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Create secret, install units, enable linger, daemon-reload, start</text:span></text:p>
            <text:p><text:span text:style-name="s4">2.  Verify: Adminer at :8082, DB has NO published ports</text:span></text:p>
            <text:p><text:span text:style-name="s4">3.  Insert test data (CREATE TABLE cap.t1, INSERT 1)</text:span></text:p>
            <text:p><text:span text:style-name="s4">4.  Backup -&gt; DROP database -&gt; Restore -&gt; verify data is back</text:span></text:p>
            <text:p><text:span text:style-name="s4">5.  Upgrade by digest -&gt; verify -&gt; rollback to previous digest -&gt; verif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tudents who complete all five steps have demonstrated the complete production skillset this course</text:span></text:p>
              <text:p><text:span text:style-name="s6">teaches. Step 2: podman port cap-mariadb should return nothing. If it returns anything, the</text:span></text:p>
              <text:p><text:span text:style-name="s6">.container unit has a PublishPort= that must be removed. Step 4: the restore test is the most</text:span></text:p>
              <text:p><text:span text:style-name="s6">important. Force the issue: tell students to DROP DATABASE cap before restoring so they know the</text:span></text:p>
              <text:p><text:span text:style-name="s6">restore is actually working, not just reading a cached result. Step 5: use real digests from podman</text:span></text:p>
              <text:p><text:span text:style-name="s6">images --digests. Record them in a text file before upgrading so rollback is a copy-paste opera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